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nge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dunkel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/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aun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braun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grau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beige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hellgr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-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 graubeige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braunschwarz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elblich</text:p>
          </table:table-cell>
          <table:table-cell office:value-type="string" calcext:value-type="string">
            <text:p>orangegraugelb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Feldberg</text:p>
          </table:table-cell>
          <table:table-cell/>
          <table:table-cell office:value-type="string" calcext:value-type="string">
            <text:p>+ 8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ukow</text:p>
          </table:table-cell>
          <table:table-cell/>
          <table:table-cell office:value-type="string" calcext:value-type="string">
            <text:p>+ 4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rRuß 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geschwärzt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?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bige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 Deckel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/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-grau</text:p>
          </table:table-cell>
          <table:table-cell office:value-type="string" calcext:value-type="string">
            <text:p>bläulich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G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Wie 1230,402</text:p>
          </table:table-cell>
          <table:table-cell office:value-type="string" calcext:value-type="string">
            <text:p>wie Zchng. 61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im Umbru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braun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öddelig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-K4</text:p>
          </table:table-cell>
          <table:table-cell office:value-type="string" calcext:value-type="string">
            <text:p>+ 2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au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 GF</text:p>
          </table:table-cell>
          <table:table-cell office:value-type="string" calcext:value-type="string">
            <text:p>schwarz GF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lich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direkt unter dem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 direkt unter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ege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dunkl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-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braun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schwarzorang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iege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hne GF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l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hell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(Steilhals)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hel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lila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lil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wärz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od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ellgrau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 kerb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elglasiert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iW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orange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 shwarz grau-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 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Rosa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chwarz-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Hohlkehle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-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-orange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RS na/n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GW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-dunkel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kelbraun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/s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Kugeltopf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nkelgrau-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Bobz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teilrand 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</text:p>
          </table:table-cell>
          <table:table-cell table:number-columns-repeated="5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5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i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Bob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-orange</text:p>
          </table:table-cell>
          <table:table-cell office:value-type="string" calcext:value-type="string">
            <text:p>Dunelgrau-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ini 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-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 bis unter Rand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doppel WB</text:p>
          </table:table-cell>
          <table:table-cell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F</text:p>
          </table:table-cell>
          <table:table-cell office:value-type="string" calcext:value-type="string">
            <text:p>hellgrau-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hwarz-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or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WB ?</text:p>
          </table:table-cell>
          <table:table-cell/>
          <table:table-cell office:value-type="string" calcext:value-type="string">
            <text:p>T1-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table:number-columns-repeated="7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V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hellbeige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 auf Rand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-grau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-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Deckelmarke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XI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V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VI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rötlich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ra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nkelbraun-schwarz-poliert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V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 Kerb1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 GF</text:p>
          </table:table-cell>
          <table:table-cell office:value-type="string" calcext:value-type="string">
            <text:p>grau GF</text:p>
          </table:table-cell>
          <table:table-cell office:value-type="string" calcext:value-type="string">
            <text:p>d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doppe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schnitt inn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III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dunkelgrau glatt</text:p>
          </table:table-cell>
          <table:table-cell office:value-type="string" calcext:value-type="string">
            <text:p>grau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V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20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UFG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ventuell Zchng. 65XII &amp; VIII</text:p>
          </table:table-cell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wie Zchng. 65X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-schwarz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-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mitt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le- und mitt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joint mit 1230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3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VIII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igebraun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latt dunkelgrau</text:p>
          </table:table-cell>
          <table:table-cell office:value-type="string" calcext:value-type="string">
            <text:p>dunkelgrau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 table:number-rows-repeated="104799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 style:data-style-name="N2" text:time-value="09:55:36.8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10-03T20:56:54.050000000</dc:date>
    <meta:editing-duration>PT10H18M1S</meta:editing-duration>
    <meta:editing-cycles>98</meta:editing-cycles>
    <meta:generator>LibreOffice/5.1.6.2$Windows_x86 LibreOffice_project/07ac168c60a517dba0f0d7bc7540f5afa45f0909</meta:generator>
    <meta:document-statistic meta:table-count="1" meta:cell-count="6225" meta:object-count="0"/>
  </office:meta>
</office:document-meta>
</file>